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6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 element as pivot</text:p>
          </table:table-cell>
          <table:table-cell table:style-name="Default" office:value-type="string" calcext:value-type="string">
            <text:p>Random element as pivotMedian of first, middle and last element as pivot</text:p>
          </table:table-cell>
          <table:table-cell table:style-name="Default" office:value-type="string" calcext:value-type="string">
            <text:p>Median of first, middle and last element as pivo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714" calcext:value-type="float">
            <text:p>0.000714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204" calcext:value-type="float">
            <text:p>0.0002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0.001526" calcext:value-type="float">
            <text:p>0.001526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02361" calcext:value-type="float">
            <text:p>0.002361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" office:value-type="float" office:value="0.003111" calcext:value-type="float">
            <text:p>0.003111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0997" calcext:value-type="float">
            <text:p>0.0009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0.004351" calcext:value-type="float">
            <text:p>0.004351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213" calcext:value-type="float">
            <text:p>0.001213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0.005773" calcext:value-type="float">
            <text:p>0.005773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1505" calcext:value-type="float">
            <text:p>0.001505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1653" calcext:value-type="float">
            <text:p>0.001653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0.007703" calcext:value-type="float">
            <text:p>0.007703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2126" calcext:value-type="float">
            <text:p>0.002126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002601" calcext:value-type="float">
            <text:p>0.002601</text:p>
          </table:table-cell>
        </table:table-row>
      </table:table>
      <table:table table:name="Worst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 element as pivot</text:p>
          </table:table-cell>
          <table:table-cell office:value-type="string" calcext:value-type="string">
            <text:p>Random element as pivot</text:p>
          </table:table-cell>
          <table:table-cell office:value-type="string" calcext:value-type="string">
            <text:p>Median of first, middle and last element as pivo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648" calcext:value-type="float">
            <text:p>0.00164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403585" calcext:value-type="float">
            <text:p>0.403585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551" calcext:value-type="float">
            <text:p>0.0025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116566" calcext:value-type="float">
            <text:p>1.116566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4223" calcext:value-type="float">
            <text:p>0.004223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.626535" calcext:value-type="float">
            <text:p>1.626535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005338" calcext:value-type="float">
            <text:p>0.005338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2.11112" calcext:value-type="float">
            <text:p>2.11112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6071" calcext:value-type="float">
            <text:p>0.006071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2.823729" calcext:value-type="float">
            <text:p>2.823729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007161" calcext:value-type="float">
            <text:p>0.007161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3.528771" calcext:value-type="float">
            <text:p>3.528771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00854" calcext:value-type="float">
            <text:p>0.00854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4.330551" calcext:value-type="float">
            <text:p>4.330551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09339" calcext:value-type="float">
            <text:p>0.009339</text:p>
          </table:table-cell>
        </table:table-row>
      </table:table>
      <table:table table:name="Averag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First element as pivot</text:p>
          </table:table-cell>
          <table:table-cell office:value-type="string" calcext:value-type="string">
            <text:p>Random element as pivot</text:p>
          </table:table-cell>
          <table:table-cell office:value-type="string" calcext:value-type="string">
            <text:p>Median of first, middle and last element as pivo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0546" calcext:value-type="float">
            <text:p>0.12054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852" calcext:value-type="float">
            <text:p>0.00085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264858" calcext:value-type="float">
            <text:p>0.264858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70976" calcext:value-type="float">
            <text:p>0.47097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841" calcext:value-type="float">
            <text:p>0.0018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728421" calcext:value-type="float">
            <text:p>0.728421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224" calcext:value-type="float">
            <text:p>0.00224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.036739" calcext:value-type="float">
            <text:p>1.036739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2619" calcext:value-type="float">
            <text:p>0.002619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1.38589" calcext:value-type="float">
            <text:p>1.38589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1.836228" calcext:value-type="float">
            <text:p>1.836228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0.003524" calcext:value-type="float">
            <text:p>0.003524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2.28516" calcext:value-type="float">
            <text:p>2.28516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4359" calcext:value-type="float">
            <text:p>0.004359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2.825505" calcext:value-type="float">
            <text:p>2.82550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04908" calcext:value-type="float">
            <text:p>0.004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2:23.150000000</meta:creation-date>
    <dc:date>2024-09-03T12:53:26.879000000</dc:date>
    <meta:editing-duration>PT59M15S</meta:editing-duration>
    <meta:editing-cycles>17</meta:editing-cycles>
    <meta:generator>LibreOffice/24.8.0.3$Windows_X86_64 LibreOffice_project/0bdf1299c94fe897b119f97f3c613e9dca6be583</meta:generator>
    <meta:document-statistic meta:table-count="3" meta:cell-count="132" meta:object-count="0"/>
  </office:meta>
</office:document-meta>
</file>